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0.002cm" fo:margin-top="0cm" fo:margin-bottom="0cm" table:align="left" style:writing-mode="lr-tb"/>
    </style:style>
    <style:style style:name="Table1.A" style:family="table-column">
      <style:table-column-properties style:column-width="8.754cm" style:rel-column-width="4963*"/>
    </style:style>
    <style:style style:name="Table1.B" style:family="table-column">
      <style:table-column-properties style:column-width="8.246cm" style:rel-column-width="467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cm" fo:padding-right="0.049cm" fo:padding-top="0.049cm" fo:padding-bottom="0.049cm" fo:border-left="0.25pt solid #808080" fo:border-right="none" fo:border-top="0.25pt solid #808080" fo:border-bottom="0.25pt solid #808080">
        <style:background-image/>
      </style:table-cell-properties>
    </style:style>
    <style:style style:name="Table1.B1" style:family="table-cell">
      <style:table-cell-properties fo:background-color="transparent" fo:padding-left="0.048cm" fo:padding-right="0.049cm" fo:padding-top="0.049cm" fo:padding-bottom="0.049cm" fo:border="0.25pt solid #808080">
        <style:background-image/>
      </style:table-cell-properties>
    </style:style>
    <style:style style:name="Table1.7" style:family="table-row">
      <style:table-row-properties style:min-row-height="0.68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color="#000000" loext:opacity="100%"/>
    </style:style>
    <style:style style:name="P3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4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fo:language="en" fo:country="GB" fo:font-style="italic" style:font-style-asian="italic"/>
    </style:style>
    <style:style style:name="P8" style:family="paragraph" style:parent-style-name="Standard">
      <style:text-properties officeooo:rsid="000e85ea" officeooo:paragraph-rsid="000e85ea"/>
    </style:style>
    <style:style style:name="P9" style:family="paragraph" style:parent-style-name="Standard">
      <style:text-properties fo:font-style="italic" fo:font-weight="bold" officeooo:rsid="000e85ea" officeooo:paragraph-rsid="000e85ea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0f84e3" officeooo:paragraph-rsid="000f84e3"/>
    </style:style>
    <style:style style:name="P11" style:family="paragraph" style:parent-style-name="Heading_20_1" style:list-style-name="WWNum1" style:master-page-name="Standard">
      <style:paragraph-properties fo:text-align="center" style:justify-single-word="false" style:page-number="auto"/>
    </style:style>
    <style:style style:name="P12" style:family="paragraph" style:parent-style-name="Standard" style:list-style-name="L1">
      <style:text-properties officeooo:rsid="000ff5c9" officeooo:paragraph-rsid="000ff5c9"/>
    </style:style>
    <style:style style:name="P13" style:family="paragraph" style:parent-style-name="Standard">
      <style:text-properties fo:font-weight="bold" officeooo:rsid="000ff5c9" officeooo:paragraph-rsid="000ff5c9" style:font-weight-asian="bold" style:font-weight-complex="bold"/>
    </style:style>
    <style:style style:name="P14" style:family="paragraph" style:parent-style-name="Standard" style:list-style-name="L2">
      <style:paragraph-properties fo:line-height="100%"/>
      <style:text-properties style:font-name="monospace" fo:font-weight="normal" officeooo:rsid="000ff5c9" officeooo:paragraph-rsid="000ff5c9" style:font-weight-asian="normal" style:font-weight-complex="normal"/>
    </style:style>
    <style:style style:name="P15" style:family="paragraph" style:parent-style-name="Standard" style:list-style-name="L4">
      <style:paragraph-properties fo:line-height="100%"/>
      <style:text-properties style:font-name="monospace" fo:font-weight="normal" officeooo:rsid="00100bca" officeooo:paragraph-rsid="00100bca" style:font-weight-asian="normal" style:font-weight-complex="normal"/>
    </style:style>
    <style:style style:name="P16" style:family="paragraph" style:parent-style-name="Standard" style:list-style-name="L5">
      <style:paragraph-properties fo:line-height="100%"/>
      <style:text-properties style:font-name="monospace" fo:font-weight="normal" officeooo:rsid="00100bca" officeooo:paragraph-rsid="00100bca" style:font-weight-asian="normal" style:font-weight-complex="normal"/>
    </style:style>
    <style:style style:name="P17" style:family="paragraph" style:parent-style-name="Standard" style:list-style-name="L8">
      <style:paragraph-properties fo:line-height="100%"/>
      <style:text-properties style:font-name="monospace" fo:font-weight="normal" officeooo:rsid="00100bca" officeooo:paragraph-rsid="00100bca" style:font-weight-asian="normal" style:font-weight-complex="normal"/>
    </style:style>
    <style:style style:name="P18" style:family="paragraph" style:parent-style-name="Standard" style:list-style-name="L10">
      <style:paragraph-properties fo:line-height="100%"/>
      <style:text-properties style:font-name="monospace" fo:font-weight="normal" officeooo:rsid="001053c1" officeooo:paragraph-rsid="001053c1" style:font-weight-asian="normal" style:font-weight-complex="normal"/>
    </style:style>
    <style:style style:name="P19" style:family="paragraph" style:parent-style-name="Standard" style:list-style-name="L3">
      <style:paragraph-properties fo:line-height="100%"/>
      <style:text-properties style:font-name="Liberation Sans1" fo:font-weight="normal" officeooo:rsid="00100bca" officeooo:paragraph-rsid="00100bca" style:font-weight-asian="normal" style:font-weight-complex="normal"/>
    </style:style>
    <style:style style:name="P20" style:family="paragraph" style:parent-style-name="Standard" style:list-style-name="L5">
      <style:paragraph-properties fo:line-height="100%"/>
      <style:text-properties style:font-name="Liberation Sans1" fo:font-weight="normal" officeooo:rsid="00100bca" officeooo:paragraph-rsid="00100bca" style:font-weight-asian="normal" style:font-weight-complex="normal"/>
    </style:style>
    <style:style style:name="P21" style:family="paragraph" style:parent-style-name="Standard" style:list-style-name="L7">
      <style:paragraph-properties fo:line-height="100%"/>
      <style:text-properties style:font-name="Liberation Sans1" fo:font-weight="normal" officeooo:rsid="00100bca" officeooo:paragraph-rsid="00100bca" style:font-weight-asian="normal" style:font-weight-complex="normal"/>
    </style:style>
    <style:style style:name="P22" style:family="paragraph" style:parent-style-name="Standard" style:list-style-name="L11">
      <style:paragraph-properties fo:line-height="100%"/>
      <style:text-properties style:font-name="Liberation Sans1" fo:font-weight="normal" officeooo:rsid="001222f0" officeooo:paragraph-rsid="001222f0" style:font-weight-asian="normal" style:font-weight-complex="normal"/>
    </style:style>
    <style:style style:name="P23" style:family="paragraph" style:parent-style-name="Standard" style:list-style-name="L12">
      <style:paragraph-properties fo:line-height="100%"/>
      <style:text-properties style:font-name="Liberation Sans1" fo:font-weight="normal" officeooo:rsid="00167f2a" officeooo:paragraph-rsid="00167f2a" style:font-weight-asian="normal" style:font-weight-complex="normal"/>
    </style:style>
    <style:style style:name="P24" style:family="paragraph" style:parent-style-name="Standard" style:list-style-name="L14">
      <style:paragraph-properties fo:line-height="100%"/>
      <style:text-properties style:font-name="Liberation Sans1" fo:font-weight="normal" officeooo:rsid="00167f2a" officeooo:paragraph-rsid="00167f2a" style:font-weight-asian="normal" style:font-weight-complex="normal"/>
    </style:style>
    <style:style style:name="P25" style:family="paragraph" style:parent-style-name="Standard" style:list-style-name="L15">
      <style:paragraph-properties fo:line-height="100%"/>
      <style:text-properties style:font-name="Liberation Sans1" fo:font-weight="normal" officeooo:rsid="00167f2a" officeooo:paragraph-rsid="00167f2a" style:font-weight-asian="normal" style:font-weight-complex="normal"/>
    </style:style>
    <style:style style:name="P26" style:family="paragraph" style:parent-style-name="Standard">
      <style:paragraph-properties fo:line-height="100%"/>
      <style:text-properties style:font-name="Liberation Sans1" fo:font-weight="bold" officeooo:rsid="00100bca" officeooo:paragraph-rsid="00100bca" style:font-weight-asian="bold" style:font-weight-complex="bold"/>
    </style:style>
    <style:style style:name="P27" style:family="paragraph" style:parent-style-name="Standard">
      <style:paragraph-properties fo:line-height="100%"/>
      <style:text-properties style:font-name="Liberation Sans1" fo:font-weight="bold" officeooo:rsid="001053c1" officeooo:paragraph-rsid="001053c1" style:font-weight-asian="bold" style:font-weight-complex="bold"/>
    </style:style>
    <style:style style:name="P28" style:family="paragraph" style:parent-style-name="Standard">
      <style:paragraph-properties fo:line-height="100%"/>
      <style:text-properties style:font-name="Liberation Sans1" fo:font-weight="bold" officeooo:rsid="0014936f" officeooo:paragraph-rsid="0014936f" style:font-weight-asian="bold" style:font-weight-complex="bold"/>
    </style:style>
    <style:style style:name="P29" style:family="paragraph" style:parent-style-name="Standard" style:list-style-name="L7">
      <style:paragraph-properties fo:line-height="100%"/>
      <style:text-properties officeooo:paragraph-rsid="00100bca"/>
    </style:style>
    <style:style style:name="P30" style:family="paragraph" style:parent-style-name="Standard" style:list-style-name="L16">
      <style:paragraph-properties fo:line-height="100%"/>
      <style:text-properties officeooo:paragraph-rsid="00167f2a"/>
    </style:style>
    <style:style style:name="P31" style:family="paragraph" style:parent-style-name="Standard" style:list-style-name="L5">
      <style:paragraph-properties fo:line-height="100%"/>
      <style:text-properties officeooo:rsid="00100bca" officeooo:paragraph-rsid="00100bca"/>
    </style:style>
    <style:style style:name="P32" style:family="paragraph" style:parent-style-name="Table_20_Contents">
      <style:text-properties fo:color="#000000" loext:opacity="100%" fo:language="en" fo:country="GB" officeooo:rsid="00167f2a" officeooo:paragraph-rsid="00167f2a"/>
    </style:style>
    <style:style style:name="P33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34" style:family="paragraph" style:parent-style-name="Table_20_Contents">
      <style:text-properties fo:color="#000000" loext:opacity="100%" fo:language="en" fo:country="GB" fo:font-weight="normal" officeooo:rsid="00167f2a" officeooo:paragraph-rsid="00167f2a" style:font-weight-asian="normal" style:font-weight-complex="normal"/>
    </style:style>
    <style:style style:name="P35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36" style:family="paragraph" style:parent-style-name="Table_20_Contents">
      <style:text-properties fo:color="#000000" loext:opacity="100%" fo:font-weight="bold" style:font-weight-asian="bold" style:font-weight-complex="bold"/>
    </style:style>
    <style:style style:name="P37" style:family="paragraph" style:parent-style-name="Table_20_Contents">
      <style:text-properties fo:color="#000000" loext:opacity="100%" fo:font-weight="normal" officeooo:rsid="00167f2a" officeooo:paragraph-rsid="00167f2a" style:font-weight-asian="normal" style:font-weight-complex="normal"/>
    </style:style>
    <style:style style:name="P38" style:family="paragraph" style:parent-style-name="Table_20_Contents">
      <style:text-properties fo:color="#000000" loext:opacity="100%" officeooo:paragraph-rsid="0017dd23"/>
    </style:style>
    <style:style style:name="P39" style:family="paragraph" style:parent-style-name="Table_20_Contents">
      <style:text-properties fo:color="#000000" loext:opacity="100%" officeooo:rsid="0017dd23" officeooo:paragraph-rsid="0017dd23"/>
    </style:style>
    <style:style style:name="P40" style:family="paragraph" style:parent-style-name="Table_20_Contents">
      <style:paragraph-properties fo:margin-top="0cm" fo:margin-bottom="0cm" style:contextual-spacing="false"/>
      <style:text-properties fo:color="#000000" loext:opacity="100%" officeooo:paragraph-rsid="0017dd23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e85ea" style:font-weight-asian="bold" style:font-weight-complex="bold"/>
    </style:style>
    <style:style style:name="T5" style:family="text">
      <style:text-properties fo:color="#000000" loext:opacity="100%" fo:language="en" fo:country="GB" fo:font-style="italic" style:font-style-asian="italic"/>
    </style:style>
    <style:style style:name="T6" style:family="text">
      <style:text-properties fo:color="#000000" loext:opacity="100%" fo:language="en" fo:country="GB" fo:font-style="italic" officeooo:rsid="000c0eba" style:font-style-asian="italic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style:font-name="monospace" fo:background-color="#ffffff" loext:char-shading-value="0"/>
    </style:style>
    <style:style style:name="T9" style:family="text">
      <style:text-properties fo:color="#000000" loext:opacity="100%" style:font-name="monospace" fo:font-weight="normal" officeooo:rsid="00100bca" fo:background-color="#ffffff" loext:char-shading-value="0" style:font-weight-asian="normal" style:font-weight-complex="normal"/>
    </style:style>
    <style:style style:name="T10" style:family="text">
      <style:text-properties officeooo:rsid="000d6956"/>
    </style:style>
    <style:style style:name="T11" style:family="text">
      <style:text-properties fo:color="#283138" loext:opacity="100%" fo:font-size="18pt" fo:font-weight="bold" officeooo:rsid="000d6956" style:font-name-asian="Times New Roman" style:font-size-asian="18pt" style:font-weight-asian="bold" style:font-size-complex="14pt" style:font-weight-complex="bold"/>
    </style:style>
    <style:style style:name="T12" style:family="text">
      <style:text-properties officeooo:rsid="000e85e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Sans1" fo:font-weight="normal" style:font-weight-asian="normal" style:font-weight-complex="normal"/>
    </style:style>
    <style:style style:name="T15" style:family="text">
      <style:text-properties style:font-name="Liberation Sans1" fo:font-weight="normal" officeooo:rsid="00100bca" style:font-weight-asian="normal" style:font-weight-complex="normal"/>
    </style:style>
    <style:style style:name="T16" style:family="text">
      <style:text-properties style:font-name="Liberation Sans1" fo:font-weight="normal" officeooo:rsid="00167f2a" style:font-weight-asian="normal" style:font-weight-complex="normal"/>
    </style:style>
    <style:style style:name="T17" style:family="text">
      <style:text-properties style:font-name="Liberation Sans1" fo:font-weight="normal" officeooo:rsid="0017dd23" style:font-weight-asian="normal" style:font-weight-complex="normal"/>
    </style:style>
    <style:style style:name="T18" style:family="text">
      <style:text-properties style:font-name="Liberation Sans1" fo:font-style="italic" fo:font-weight="normal" officeooo:rsid="00167f2a" style:font-style-asian="italic" style:font-weight-asian="normal" style:font-style-complex="italic" style:font-weight-complex="normal"/>
    </style:style>
    <style:style style:name="T19" style:family="text">
      <style:text-properties style:font-name="monospace"/>
    </style:style>
    <style:style style:name="T20" style:family="text">
      <style:text-properties style:font-name="monospace" fo:font-weight="normal" officeooo:rsid="00100bca" style:font-weight-asian="normal" style:font-weight-complex="normal"/>
    </style:style>
    <style:style style:name="T21" style:family="text">
      <style:text-properties officeooo:rsid="001222f0"/>
    </style:style>
    <style:style style:name="T22" style:family="text">
      <style:text-properties officeooo:rsid="0017dd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96422656" text:style-name="WWNum1">
        <text:list-item>
          <text:h text:style-name="P11" text:outline-level="1"><text:span text:style-name="T11">Operating Systems</text:span> Reflective Journal Template</text:h>
        </text:list-item>
      </text:list>
      <text:p text:style-name="Standard"><text:span text:style-name="T3">Note</text:span>: <text:span text:style-name="T12">You </text:span><text:span text:style-name="T4">must</text:span><text:span text:style-name="T12"> p</text:span>rovide evidence for your answers, where appropriate, by inserting examples<text:bookmark text:name="_GoBack"/> of Practical work you undertook; for eg: solutions attempted, <text:span text:style-name="T10">code written</text:span>.</text:p>
      <text:p text:style-name="P8">You <text:span text:style-name="T3">must</text:span> also provide, at the end of this document, your answers to the questions from the Practical Handout.</text:p>
      <text:p text:style-name="P10">Please answer <text:span text:style-name="T13">all</text:span> questions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ame</text:p>
            <text:p text:style-name="P32">Danyil Tymchuk</text:p>
          </table:table-cell>
          <table:table-cell table:style-name="Table1.B1" office:value-type="string">
            <text:p text:style-name="P3">Student ID</text:p>
            <text:p text:style-name="P34">B00167321</text:p>
          </table:table-cell>
        </table:table-row>
        <table:table-row table:style-name="Table1.1">
          <table:table-cell table:style-name="Table1.A1" office:value-type="string">
            <text:p text:style-name="P3">Practical Name/Topic</text:p>
            <text:p text:style-name="P4">Workshop on Monitoring Processes in Linux</text:p>
            <text:p text:style-name="P4"/>
          </table:table-cell>
          <table:table-cell table:style-name="Table1.B1" office:value-type="string">
            <text:p text:style-name="P36">Session Dates</text:p>
            <text:p text:style-name="P37">03/04/25</text:p>
          </table:table-cell>
        </table:table-row>
        <table:table-row table:style-name="Table1.1">
          <table:table-cell table:style-name="Table1.A1" office:value-type="string">
            <text:p text:style-name="P4">What did I read for this session (apart from the Practical handout)?</text:p>
            <text:p text:style-name="P4"/>
            <text:p text:style-name="P4"/>
          </table:table-cell>
          <table:table-cell table:style-name="Table1.B1" office:value-type="string">
            <text:p text:style-name="P2">Researching Process Monitoring Tools</text:p>
          </table:table-cell>
        </table:table-row>
        <table:table-row table:style-name="Table1.1">
          <table:table-cell table:style-name="Table1.A1" office:value-type="string">
            <text:p text:style-name="P7">What were the main points that were new to me in the Practical?</text:p>
            <text:p text:style-name="P4"/>
            <text:p text:style-name="P4"/>
          </table:table-cell>
          <table:table-cell table:style-name="Table1.B1" office:value-type="string">
            <text:p text:style-name="P40">Process Monitoring</text:p>
            <text:p text:style-name="P5"/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What were two main things I learned?</text:p>
            <text:p text:style-name="P4"/>
            <text:p text:style-name="P4"/>
          </table:table-cell>
          <table:table-cell table:style-name="Table1.B1" office:value-type="string">
            <text:p text:style-name="P38">Process Monitoring</text:p>
          </table:table-cell>
        </table:table-row>
        <table:table-row table:style-name="Table1.1">
          <table:table-cell table:style-name="Table1.A1" office:value-type="string">
            <text:p text:style-name="P7">In trying to solve the problems, what were the things I tried?</text:p>
            <text:p text:style-name="P7"/>
            <text:p text:style-name="P7"/>
          </table:table-cell>
          <table:table-cell table:style-name="Table1.B1" office:value-type="string">
            <text:p text:style-name="P39">Nothing was wrong</text:p>
          </table:table-cell>
        </table:table-row>
        <table:table-row table:style-name="Table1.7">
          <table:table-cell table:style-name="Table1.A1" office:value-type="string">
            <text:p text:style-name="P7">What went wrong in my initial attempts to solve each problem, and why?</text:p>
            <text:p text:style-name="P7"/>
            <text:p text:style-name="P7"/>
          </table:table-cell>
          <table:table-cell table:style-name="Table1.B1" office:value-type="string">
            <text:p text:style-name="P39">Nothing was wrong</text:p>
          </table:table-cell>
        </table:table-row>
        <table:table-row table:style-name="Table1.1">
          <table:table-cell table:style-name="Table1.A1" office:value-type="string">
            <text:p text:style-name="P7">What went right in my final attempts to solve each problem, and why?</text:p>
            <text:p text:style-name="P7"/>
            <text:p text:style-name="P7"/>
          </table:table-cell>
          <table:table-cell table:style-name="Table1.B1" office:value-type="string">
            <text:p text:style-name="P39">Nothing was wrong</text:p>
          </table:table-cell>
        </table:table-row>
        <table:table-row table:style-name="Table1.1">
          <table:table-cell table:style-name="Table1.A1" office:value-type="string">
            <text:p text:style-name="P7">How did my learning in the Practical relate to what I’m learning in other parts of the module; for example: in the Lecture</text:p>
            <text:p text:style-name="P7"/>
            <text:p text:style-name="P7"/>
          </table:table-cell>
          <table:table-cell table:style-name="Table1.B1" office:value-type="string">
            <text:p text:style-name="P39">Good</text:p>
          </table:table-cell>
        </table:table-row>
        <table:table-row table:style-name="Table1.1">
          <table:table-cell table:style-name="Table1.A1" office:value-type="string">
            <text:p text:style-name="P4">What did we not cover that I expected we should?</text:p>
            <text:p text:style-name="P4"/>
            <text:p text:style-name="P4"/>
          </table:table-cell>
          <table:table-cell table:style-name="Table1.B1" office:value-type="string">
            <text:p text:style-name="P39">It’s ok</text:p>
          </table:table-cell>
        </table:table-row>
        <text:soft-page-break/>
        <table:table-row table:style-name="Table1.1">
          <table:table-cell table:style-name="Table1.A1" office:value-type="string">
            <text:p text:style-name="P4">What was new or surprising to me?</text:p>
            <text:p text:style-name="P4"/>
            <text:p text:style-name="P4"/>
          </table:table-cell>
          <table:table-cell table:style-name="Table1.B1" office:value-type="string">
            <text:p text:style-name="P39">Amost nothing</text:p>
          </table:table-cell>
        </table:table-row>
        <table:table-row table:style-name="Table1.1">
          <table:table-cell table:style-name="Table1.A1" office:value-type="string">
            <text:p text:style-name="P4">I am still unsure about…</text:p>
            <text:p text:style-name="P4"/>
            <text:p text:style-name="P4"/>
          </table:table-cell>
          <table:table-cell table:style-name="Table1.B1" office:value-type="string">
            <text:p text:style-name="P39">I am fine with this</text:p>
          </table:table-cell>
        </table:table-row>
        <table:table-row table:style-name="Table1.1">
          <table:table-cell table:style-name="Table1.A1" office:value-type="string">
            <text:p text:style-name="P4">Issues that interested me a lot, and that I would like to study in more detail</text:p>
            <text:p text:style-name="P4"/>
            <text:p text:style-name="P4"/>
          </table:table-cell>
          <table:table-cell table:style-name="Table1.B1" office:value-type="string">
            <text:p text:style-name="P39">C programming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5">What I most liked about this </text:span><text:span text:style-name="T6">Practical</text:span><text:span text:style-name="T5"> was…</text:span></text:p>
            <text:p text:style-name="P4"/>
            <text:p text:style-name="P4"/>
          </table:table-cell>
          <table:table-cell table:style-name="Table1.B1" office:value-type="string">
            <text:p text:style-name="P39">All <text:s/>good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5">What I most disliked about this </text:span><text:span text:style-name="T6">Practical</text:span><text:span text:style-name="T5"> was…</text:span></text:p>
            <text:p text:style-name="P4"/>
            <text:p text:style-name="P4"/>
          </table:table-cell>
          <table:table-cell table:style-name="Table1.B1" office:value-type="string">
            <text:p text:style-name="P39">All good</text:p>
          </table:table-cell>
        </table:table-row>
        <table:table-row table:style-name="Table1.1">
          <table:table-cell table:style-name="Table1.A1" office:value-type="string">
            <text:p text:style-name="P7">How did you feel about how you performed in the Practical?</text:p>
            <text:p text:style-name="P7"/>
            <text:p text:style-name="P7"/>
          </table:table-cell>
          <table:table-cell table:style-name="Table1.B1" office:value-type="string">
            <text:p text:style-name="P39">Good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5">Miscellaneous interesting facts I learned in this </text:span><text:span text:style-name="T6">Practical</text:span><text:span text:style-name="T5">…</text:span></text:p>
            <text:p text:style-name="P4"/>
            <text:p text:style-name="P4"/>
          </table:table-cell>
          <table:table-cell table:style-name="Table1.B1" office:value-type="string">
            <text:p text:style-name="P39">null</text:p>
          </table:table-cell>
        </table:table-row>
      </table:table>
      <text:p text:style-name="Standard"/>
      <text:p text:style-name="Standard"/>
      <text:p text:style-name="P9">Please insert your answers from the Practical Handout here (use as many pages as you need):</text:p>
      <text:p text:style-name="P13">3.2: principal difference (s)</text:p>
      <text:list xml:id="list3572083709" text:style-name="L1">
        <text:list-item>
          <text:p text:style-name="P12">parentchild is more detailed version of the slide 26 Lecture example:</text:p>
          <text:list>
            <text:list-item>
              <text:p text:style-name="P12">Runs `xeyes` instead of `ls`</text:p>
            </text:list-item>
            <text:list-item>
              <text:p text:style-name="P12">Has addictional print statements to clarify execution</text:p>
            </text:list-item>
            <text:list-item>
              <text:p text:style-name="P12">Include sleep(5); to impruve output order</text:p>
            </text:list-item>
            <text:list-item>
              <text:p text:style-name="P12">implement error handling for fork() failure</text:p>
            </text:list-item>
          </text:list>
        </text:list-item>
      </text:list>
      <text:p text:style-name="P13">4.4: $ ./parentchild</text:p>
      <text:list xml:id="list521725992" text:style-name="L2">
        <text:list-item>
          <text:p text:style-name="P14"><text:span text:style-name="T7">Child: I am running...</text:span></text:p>
        </text:list-item>
        <text:list-item>
          <text:p text:style-name="P14">Parent: I am running...Parent: I am waiting until Child is terminated by the user!</text:p>
        </text:list-item>
        <text:list-item>
          <text:p text:style-name="P14">(wait)</text:p>
        </text:list-item>
      </text:list>
      <text:p text:style-name="P26">4.: CTRL – Z</text:p>
      <text:list xml:id="list4043584397" text:style-name="L3">
        <text:list-item>
          <text:p text:style-name="P19">process stopped, but can be resumed later</text:p>
        </text:list-item>
      </text:list>
      <text:p text:style-name="P26">4.8: <text:s/>$ jobs</text:p>
      <text:list xml:id="list2754677996" text:style-name="L4">
        <text:list-item>
          <text:p text:style-name="P15"><text:span text:style-name="T7">[1]+  Stopped                 ./parentchild</text:span></text:p>
        </text:list-item>
      </text:list>
      <text:p text:style-name="P26">4.11: $ bg ./parentchild</text:p>
      <text:list xml:id="list3275891405" text:style-name="L5">
        <text:list-item>
          <text:p text:style-name="P20">$ jobs</text:p>
          <text:list>
            <text:list-item>
              <text:p text:style-name="P16"><text:span text:style-name="T7">[1]+  Running                 ./parentchild &amp;</text:span></text:p>
            </text:list-item>
          </text:list>
        </text:list-item>
        <text:list-item>
          <text:p text:style-name="P31"><text:span text:style-name="T14">$ fg ./parentchild</text:span></text:p>
          <text:list>
            <text:list-item>
              <text:p text:style-name="P31"><text:soft-page-break/><text:span text:style-name="T14">just back to live</text:span></text:p>
            </text:list-item>
          </text:list>
        </text:list-item>
      </text:list>
      <text:p text:style-name="P26">4.13: $ ps</text:p>
      <text:list xml:id="list4270734062" text:style-name="L7">
        <text:list-item>
          <text:p text:style-name="P29"><text:span text:style-name="T15">$ ps</text:span></text:p>
          <text:list>
            <text:list-item>
              <text:p text:style-name="P29"><text:span text:style-name="T9"> PID TTY          TIME CMD </text:span><text:span text:style-name="T20"><text:line-break/>4160 pts/1    00:00:00 bash <text:line-break/>6033 pts/1    00:00:00 parentchild <text:line-break/>6034 pts/1    00:00:18 xeyes <text:line-break/>8334 pts/1    00:00:00 ps</text:span></text:p>
            </text:list-item>
          </text:list>
        </text:list-item>
        <text:list-item>
          <text:p text:style-name="P21">$ ps a</text:p>
          <text:list>
            <text:list-item>
              <text:p text:style-name="P21"><text:span text:style-name="T7"> </text:span><text:span text:style-name="T8">PID TTY      STAT   TIME COMMAND </text:span><text:span text:style-name="T19"><text:line-break/>1495 tty1     Ssl+   0:49 /usr/libexec/Xorg -nolisten tcp -background none -seat seat0 vt1 -auth /var <text:line-break/>2996 pts/0    Ss     0:00 /bin/bash <text:line-break/>4119 pts/0    Sl+    0:16 emacs <text:line-break/>4160 pts/1    Ss     0:00 /bin/bash <text:line-break/>6033 pts/1    S      0:00 ./parentchild <text:line-break/>6034 pts/1    S      0:19 Xeyes <text:line-break/>8385 pts/1    R+     0:00 ps a</text:span></text:p>
            </text:list-item>
          </text:list>
        </text:list-item>
      </text:list>
      <text:p text:style-name="P26">4.15: terminate the process</text:p>
      <text:p text:style-name="P26">4.17: $ ps au</text:p>
      <text:list xml:id="list3331713937" text:style-name="L8">
        <text:list-item>
          <text:p text:style-name="P17"><text:span text:style-name="T7">USER       PID %CPU %MEM    VSZ   RSS TTY      STAT START   TIME COMMAND </text:span><text:line-break/>root      1495  0.7  6.2 415016 254796 tty1    Ssl+ 09:17   0:54 /usr/libexec/Xorg -nolisten tcp -back <text:line-break/>student   2996  0.0  0.1   9912  5008 pts/0    Ss   09:25   0:00 /bin/bash <text:line-break/>student   4119  0.2  1.4 134868 57192 pts/0    Sl+  09:39   0:16 emacs <text:line-break/>student   4160  0.0  0.1   9912  5052 pts/1    Ss   09:39   0:00 /bin/bash <text:line-break/>student   6033  0.0  0.0   2172   456 pts/1    S    10:30   0:00 ./parentchild <text:line-break/>student   6034  1.0  0.0  10616  3700 pts/1    S    10:30   0:27 Xeyes <text:line-break/>student   8766  0.0  0.0   2172   460 pts/1    S+   11:14   0:00 ./parentchild <text:line-break/>student   8767  0.7  0.0  10616  3924 pts/1    S+   11:14   0:00 Xeyes <text:line-break/>student   8825  0.0  0.1   9780  4768 pts/2    Ss   11:15   0:00 /bin/bash <text:line-break/>student   8864  0.0  0.0  10888  2960 pts/2    R+   11:15   0:00 ps au</text:p>
        </text:list-item>
      </text:list>
      <text:p text:style-name="P27">4.24: ./parentcild &amp;</text:p>
      <text:list xml:id="list1370870076" text:style-name="L10">
        <text:list-item>
          <text:p text:style-name="P18"><text:span text:style-name="T7">USER       PID %CPU %MEM    VSZ   RSS TTY      STAT START   TIME COMMAND </text:span><text:line-break/>root      1495  0.7  6.2 415400 254980 tty1    Ssl+ 09:17   0:56 /usr/libexec/Xorg -nolisten tcp -back <text:line-break/>student   2996  0.0  0.1   9912  5008 pts/0    Ss   09:25   0:00 /bin/bash <text:line-break/>student   4119  0.2  1.4 134868 57192 pts/0    Sl+  09:39   <text:soft-page-break/>0:16 emacs <text:line-break/>student   4160  0.0  0.1   9912  5052 pts/1    Ss+  09:39   0:00 /bin/bash <text:line-break/>student   6033  0.0  0.0   2172   456 pts/1    S    10:30   0:00 ./parentchild <text:line-break/>student   6034  1.0  0.0  10616  3700 pts/1    S    10:30   0:30 Xeyes <text:line-break/>student   8825  0.0  0.1   9780  4776 pts/2    Ss   11:15   0:00 /bin/bash <text:line-break/>student   8939  0.0  0.0   2172   460 pts/1    S    11:17   0:00 ./parentchild <text:line-break/>student   8941  1.1  0.0  10616  3792 pts/1    S    11:17   0:01 Xeyes <text:line-break/>student   8961  0.0  0.0   2172   520 pts/1    S    11:18   0:00 ./parentchild <text:line-break/>student   8963  1.0  0.0  10616  3788 pts/1    S    11:18   0:01 Xeyes <text:line-break/>student   9007  0.0  0.0   2172   456 pts/1    S    11:19   0:00 ./parentchild <text:line-break/>student   9009  0.4  0.0  10616  3820 pts/1    S    11:19   0:00 Xeyes <text:line-break/>student   9011  0.0  0.0   2172   456 pts/1    S    11:19   0:00 ./parentchild <text:line-break/>student   9013  0.7  0.0  10616  3824 pts/1    S    11:19   0:00 Xeyes <text:line-break/>student   9015  0.0  0.0   2172   452 pts/1    S    11:19   0:00 ./parentchild <text:line-break/>student   9017  0.4  0.0  10616  3692 pts/1    S    11:19   0:00 Xeyes <text:line-break/>student   9026  0.0  0.0  10888  2960 pts/2    R+   11:20   0:00 ps au </text:p>
        </text:list-item>
      </text:list>
      <text:p text:style-name="P27">4.28: <text:span text:style-name="T21">kill</text:span></text:p>
      <text:list xml:id="list115989735" text:style-name="L11">
        <text:list-item>
          <text:p text:style-name="P22">$ kill &lt;PID&gt;</text:p>
          <text:list>
            <text:list-item>
              <text:p text:style-name="P22">kill process by id</text:p>
            </text:list-item>
          </text:list>
        </text:list-item>
        <text:list-item>
          <text:p text:style-name="P22">$ killall &lt;programname&gt;</text:p>
          <text:list>
            <text:list-item>
              <text:p text:style-name="P22">kill all programs with that name</text:p>
            </text:list-item>
          </text:list>
        </text:list-item>
      </text:list>
      <text:p text:style-name="P28">Researching Process Monitoring Tools</text:p>
      <text:list xml:id="list3615305284" text:style-name="L12">
        <text:list-item>
          <text:p text:style-name="P23">Comand-Line Tool: `<text:span text:style-name="T13">htop</text:span>`</text:p>
        </text:list-item>
      </text:list>
      <text:list xml:id="list2327458634" text:style-name="L14">
        <text:list-item>
          <text:list>
            <text:list-item>
              <text:p text:style-name="P24"><text:span text:style-name="T2">How to run</text:span>: Open a terminal and type `htop`, then press Enter.</text:p>
            </text:list-item>
            <text:list-item>
              <text:p text:style-name="P24"><text:span text:style-name="T2">Information provided</text:span>: Displays a dynamic, color-coded list of running processes, CPU &amp; memory usage, and system load.</text:p>
            </text:list-item>
            <text:list-item>
              <text:p text:style-name="P24"><text:span text:style-name="T2">Options</text:span>:</text:p>
              <text:list>
                <text:list-item>
                  <text:p text:style-name="P24">`F6` – Sort processes by selected column.</text:p>
                </text:list-item>
                <text:list-item>
                  <text:p text:style-name="P24">`F9` – Kill a process.</text:p>
                </text:list-item>
                <text:list-item>
                  <text:p text:style-name="P24">`-u username` – Show processes for specific user.</text:p>
                </text:list-item>
                <text:list-item>
                  <text:p text:style-name="P24">`-p PID` – Monitor a specific process by its PID.</text:p>
                </text:list-item>
              </text:list>
            </text:list-item>
          </text:list>
        </text:list-item>
      </text:list>
      <text:list xml:id="list123229493321046" text:continue-list="list3615305284" text:style-name="L12">
        <text:list-item>
          <text:p text:style-name="P23">GUI Tool: `<text:span text:style-name="T13">KsysGuard</text:span>` (System Monitor)</text:p>
        </text:list-item>
      </text:list>
      <text:list xml:id="list3740620150" text:style-name="L15">
        <text:list-item>
          <text:list>
            <text:list-item>
              <text:p text:style-name="P25"><text:span text:style-name="T2">How to run</text:span>: Open <text:span text:style-name="T22">`KsysGuard` from the application <text:s/>menu or <text:s/>run `ksysguard` in terminal.</text:span></text:p>
            </text:list-item>
            <text:list-item>
              <text:p text:style-name="P25"><text:soft-page-break/><text:span text:style-name="T2">Information provided</text:span>: <text:span text:style-name="T22">Graphical overview of CPU, memory, and network usage, along with a list of running processes.</text:span></text:p>
            </text:list-item>
            <text:list-item>
              <text:p text:style-name="P25"><text:span text:style-name="T2">Options</text:span>:</text:p>
              <text:list>
                <text:list-item>
                  <text:p text:style-name="P25">`<text:span text:style-name="T22">End Process` – Kill a selected process.</text:span></text:p>
                </text:list-item>
                <text:list-item>
                  <text:p text:style-name="P25">`<text:span text:style-name="T22">Monitor Remote Sysstem` – Connect to reemote machines.</text:span></text:p>
                </text:list-item>
                <text:list-item>
                  <text:p text:style-name="P25">`<text:span text:style-name="T22">Sort Processes` – Order by name, CPU, memory, or other parameters.</text:span></text:p>
                </text:list-item>
                <text:list-item>
                  <text:p text:style-name="P25">`<text:span text:style-name="T22">Graphs` – View resouces usage in real time.</text:span></text:p>
                </text:list-item>
              </text:list>
            </text:list-item>
          </text:list>
        </text:list-item>
      </text:list>
      <text:list xml:id="list123228873862913" text:continue-list="list123229493321046" text:style-name="L12">
        <text:list-item>
          <text:p text:style-name="P23">Choice-Based Tool: `<text:span text:style-name="T13">ps</text:span>` (Command-Line)</text:p>
        </text:list-item>
      </text:list>
      <text:list xml:id="list3678188532" text:style-name="L16">
        <text:list-item>
          <text:list>
            <text:list-item>
              <text:p text:style-name="P30"><text:span text:style-name="T18">How to run</text:span><text:span text:style-name="T16">: </text:span><text:span text:style-name="T17">Open a terminal and <text:s/>type `ps aux`.</text:span></text:p>
            </text:list-item>
            <text:list-item>
              <text:p text:style-name="P30"><text:span text:style-name="T18">Information provided</text:span><text:span text:style-name="T16">: </text:span><text:span text:style-name="T17">Lists all running processes with detailes likee PID, CPU &amp; memory usage, and command execution path.</text:span></text:p>
            </text:list-item>
            <text:list-item>
              <text:p text:style-name="P30"><text:span text:style-name="T18">Options</text:span><text:span text:style-name="T16">:</text:span></text:p>
            </text:list-item>
          </text:list>
        </text:list-item>
      </text:list>
      <text:list xml:id="list123228342444387" text:continue-list="list123228873862913" text:style-name="L12">
        <text:list-item>
          <text:list>
            <text:list-item>
              <text:list>
                <text:list-item>
                  <text:p text:style-name="P23">`<text:span text:style-name="T22">ps -e</text:span>` – <text:span text:style-name="T22">Show all processes</text:span>.</text:p>
                </text:list-item>
                <text:list-item>
                  <text:p text:style-name="P23">`<text:span text:style-name="T22">ps aux --sort=-%cpu</text:span>` – <text:span text:style-name="T22">Sort precesses by CPU usage</text:span>.</text:p>
                </text:list-item>
                <text:list-item>
                  <text:p text:style-name="P23">`<text:span text:style-name="T22">ps -o pid,ppid,cmd,%mem,%cpu</text:span>` – <text:span text:style-name="T22">Custom format forr process display</text:span>.</text:p>
                </text:list-item>
                <text:list-item>
                  <text:p text:style-name="P23">`<text:span text:style-name="T22">ps --forest</text:span>` – <text:span text:style-name="T22">Show a tree structure of parent-cchild processes</text:span>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4cm" fo:margin-bottom="0.3cm" style:contextual-spacing="false" fo:keep-together="always" fo:keep-with-next="always"/>
      <style:text-properties fo:color="#283138" loext:opacity="100%"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5</text:page-number><text:span text:style-name="MT1"><text:s/>of </text:span>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3</meta:editing-cycles>
    <meta:creation-date>2016-12-08T01:36:00</meta:creation-date>
    <dc:date>2025-04-03T12:32:06.393451125</dc:date>
    <dc:language>en-IE</dc:language>
    <meta:editing-duration>PT2H36M1S</meta:editing-duration>
    <meta:generator>LibreOffice/7.0.4.2$Linux_x86 LibreOffice_project/00$Build-2</meta:generator>
    <meta:document-statistic meta:table-count="1" meta:image-count="0" meta:object-count="0" meta:page-count="5" meta:paragraph-count="103" meta:word-count="1072" meta:character-count="6595" meta:non-whitespace-character-count="50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